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Times New Roman3" svg:font-family="'Times New Roman'"/>
    <style:font-face style:name="Calibri" svg:font-family="Calibri" style:font-family-generic="roman"/>
    <style:font-face style:name="ISOCPEUR" svg:font-family="ISOCPEUR" style:font-family-generic="roman"/>
    <style:font-face style:name="Liberation Sans1" svg:font-family="'Liberation San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4" svg:font-family="'Times New Roman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4pt" fo:language="en" fo:country="US" fo:font-weight="bold" style:font-name-asian="Times New Roman5" style:font-size-asian="14pt" style:font-weight-asian="bold" style:font-name-complex="Times New Roman5" style:font-size-complex="16pt"/>
    </style:style>
    <style:style style:name="T2" style:family="text">
      <style:text-properties style:font-name="Times New Roman1" fo:font-size="14pt" fo:language="en" fo:country="US" fo:font-weight="bold" officeooo:rsid="004cf702" style:font-name-asian="Times New Roman5" style:font-size-asian="14pt" style:font-weight-asian="bold" style:font-name-complex="Times New Roman5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7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22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43cm" fo:min-width="1.68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89cm" fo:min-width="0.66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31cm" fo:min-width="2.15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89cm" fo:min-width="0.50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46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6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2">Д</text:span></text:h>
      <text:p text:style-name="P1"><draw:g text:anchor-type="paragraph" draw:z-index="0" draw:name="Группа 212" draw:style-name="gr1"><draw:custom-shape draw:name="Rectangle 11" draw:style-name="gr2" draw:text-style-name="P3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3" svg:x1="-0.044cm" svg:y1="25.07cm" svg:x2="-0.042cm" svg:y2="26.538cm"><text:p/></draw:line><draw:line draw:name="Line 13" draw:style-name="gr3" draw:text-style-name="P3" svg:x1="-0.942cm" svg:y1="25.054cm" svg:x2="17.332cm" svg:y2="25.056cm"><text:p/></draw:line><draw:line draw:name="Line 14" draw:style-name="gr3" draw:text-style-name="P3" svg:x1="1.046cm" svg:y1="25.079cm" svg:x2="1.048cm" svg:y2="29.037cm"><text:p/></draw:line><draw:line draw:name="Line 15" draw:style-name="gr3" draw:text-style-name="P3" svg:x1="3.549cm" svg:y1="25.079cm" svg:x2="3.551cm" svg:y2="29.037cm"><text:p/></draw:line><draw:line draw:name="Line 16" draw:style-name="gr3" draw:text-style-name="P3" svg:x1="5.051cm" svg:y1="25.079cm" svg:x2="5.053cm" svg:y2="29.037cm"><text:p/></draw:line><draw:line draw:name="Line 17" draw:style-name="gr3" draw:text-style-name="P3" svg:x1="6.051cm" svg:y1="25.07cm" svg:x2="6.053cm" svg:y2="29.027cm"><text:p/></draw:line><draw:line draw:name="Line 18" draw:style-name="gr3" draw:text-style-name="P3" svg:x1="13.552cm" svg:y1="26.564cm" svg:x2="13.556cm" svg:y2="27.545cm"><text:p/></draw:line><draw:line draw:name="Line 19" draw:style-name="gr4" draw:text-style-name="P3" svg:x1="-0.942cm" svg:y1="28.051cm" svg:x2="6.033cm" svg:y2="28.055cm"><text:p/></draw:line><draw:line draw:name="Line 20" draw:style-name="gr4" draw:text-style-name="P3" svg:x1="-0.942cm" svg:y1="28.552cm" svg:x2="6.033cm" svg:y2="28.552cm"><text:p/></draw:line><draw:custom-shape draw:name="Rectangle 21" draw:style-name="gr5" draw:text-style-name="P5" svg:width="0.807cm" svg:height="0.436cm" svg:x="-0.902cm" svg:y="26.099cm"><text:p text:style-name="P4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5" svg:width="1.006cm" svg:height="0.436cm" svg:x="0.01cm" svg:y="26.099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5" svg:width="2.354cm" svg:height="0.436cm" svg:x="1.123cm" svg:y="26.099cm"><text:p text:style-name="P4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5" svg:width="1.403cm" svg:height="0.436cm" svg:x="3.609cm" svg:y="26.099cm"><text:p text:style-name="P4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5" svg:width="0.914cm" svg:height="0.436cm" svg:x="5.092cm" svg:y="26.099cm"><text:p text:style-name="P4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5" svg:width="1.348cm" svg:height="0.436cm" svg:x="13.628cm" svg:y="26.587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5" svg:width="1.348cm" svg:height="0.438cm" svg:x="13.628cm" svg:y="27.104cm"><text:p text:style-name="P4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6" svg:width="11.127cm" svg:height="0.675cm" svg:x="6.15cm" svg:y="25.488cm"><text:p text:style-name="P4"><text:span text:style-name="T4">БДАС.450102.002 ІД</text:span></text:p><text:p text:style-name="P4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" svg:x1="-0.94cm" svg:y1="26.552cm" svg:x2="17.334cm" svg:y2="26.554cm"><text:p/></draw:line><draw:line draw:name="Line 30" draw:style-name="gr3" draw:text-style-name="P3" svg:x1="-0.928cm" svg:y1="26.056cm" svg:x2="6.045cm" svg:y2="26.058cm"><text:p/></draw:line><draw:line draw:name="Line 31" draw:style-name="gr4" draw:text-style-name="P3" svg:x1="-0.942cm" svg:y1="25.555cm" svg:x2="6.033cm" svg:y2="25.557cm"><text:p/></draw:line><draw:line draw:name="Line 32" draw:style-name="gr4" draw:text-style-name="P3" svg:x1="-0.942cm" svg:y1="27.55cm" svg:x2="6.033cm" svg:y2="27.55cm"><text:p/></draw:line><draw:line draw:name="Line 33" draw:style-name="gr4" draw:text-style-name="P3" svg:x1="-0.942cm" svg:y1="27.049cm" svg:x2="6.033cm" svg:y2="27.051cm"><text:p/></draw:line><draw:g draw:name="Group 34" draw:style-name="gr13"><draw:custom-shape draw:name="Rectangle 35" draw:style-name="gr14" draw:text-style-name="P8" svg:width="3.523cm" svg:height="0.438cm" svg:x="-0.916cm" svg:y="26.601cm"><text:p text:style-name="P7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9" svg:width="4.264cm" svg:height="0.438cm" svg:x="2.781cm" svg:y="26.601cm"><text:p text:style-name="P7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8" svg:width="1.945cm" svg:height="0.436cm" svg:x="-0.916cm" svg:y="27.594cm"><text:p text:style-name="P7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3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8" svg:width="1.945cm" svg:height="0.438cm" svg:x="-0.916cm" svg:y="28.083cm"><text:p text:style-name="P7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8" svg:width="2.354cm" svg:height="0.438cm" svg:x="1.123cm" svg:y="28.083cm"><text:p text:style-name="P7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8" svg:width="1.945cm" svg:height="0.436cm" svg:x="-0.916cm" svg:y="28.572cm"><text:p text:style-name="P7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8" svg:width="2.354cm" svg:height="0.436cm" svg:x="1.123cm" svg:y="28.572cm"><text:p text:style-name="P7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3" svg:x1="12.051cm" svg:y1="26.564cm" svg:x2="12.053cm" svg:y2="29.027cm"><text:p/></draw:line><draw:custom-shape draw:name="Rectangle 50" draw:style-name="gr20" draw:text-style-name="P10" svg:width="5.758cm" svg:height="2.276cm" svg:x="6.175cm" svg:y="26.667cm"><text:p text:style-name="P4"><text:span text:style-name="T7">Блок-схема алгарытму</text:span><text:span text:style-name="T7"><text:line-break/></text:span><text:span text:style-name="T7">пераразліку нагрузкі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3" svg:x1="12.064cm" svg:y1="27.053cm" svg:x2="17.342cm" svg:y2="27.055cm"><text:p/></draw:line><draw:line draw:name="Line 52" draw:style-name="gr3" draw:text-style-name="P3" svg:x1="12.063cm" svg:y1="27.55cm" svg:x2="17.343cm" svg:y2="27.554cm"><text:p/></draw:line><draw:line draw:name="Line 53" draw:style-name="gr3" draw:text-style-name="P3" svg:x1="15.053cm" svg:y1="26.564cm" svg:x2="15.057cm" svg:y2="27.545cm"><text:p/></draw:line><draw:custom-shape draw:name="Rectangle 54" draw:style-name="gr10" draw:text-style-name="P5" svg:width="1.348cm" svg:height="0.436cm" svg:x="12.132cm" svg:y="26.587cm"><text:p text:style-name="P4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5" svg:width="2.128cm" svg:height="0.436cm" svg:x="15.136cm" svg:y="26.587cm"><text:p text:style-name="P4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2" svg:width="2.128cm" svg:height="0.436cm" svg:x="15.148cm" svg:y="27.106cm"><text:p text:style-name="P11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3" svg:x1="12.552cm" svg:y1="27.063cm" svg:x2="12.554cm" svg:y2="27.541cm"><text:p/></draw:line><draw:line draw:name="Line 58" draw:style-name="gr4" draw:text-style-name="P3" svg:x1="13.052cm" svg:y1="27.065cm" svg:x2="13.054cm" svg:y2="27.543cm"><text:p/></draw:line><draw:custom-shape draw:name="Rectangle 59" draw:style-name="gr22" draw:text-style-name="P6" svg:width="5.132cm" svg:height="0.622cm" svg:x="12.132cm" svg:y="27.951cm"><text:p text:style-name="P4"><text:span text:style-name="T9">БДАС СП-741 </text:span></text:p><text:p text:style-name="P4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as-char" draw:z-index="1" draw:name="Shape1" draw:style-name="gr23"><draw:custom-shape draw:style-name="gr24" draw:text-style-name="P14" svg:width="4.4cm" svg:height="1.172cm" svg:x="0.101cm" svg:y="0cm"><text:p text:style-name="P13"><text:span text:style-name="T11">Пачата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line draw:style-name="gr25" draw:text-style-name="P15" svg:x1="2.268cm" svg:y1="1.199cm" svg:x2="2.268cm" svg:y2="1.799cm"><text:p/></draw:line><draw:line draw:style-name="gr25" draw:text-style-name="P15" svg:x1="2.269cm" svg:y1="1.2cm" svg:x2="2.269cm" svg:y2="1.8cm"><text:p/></draw:line><draw:line draw:style-name="gr25" draw:text-style-name="P15" svg:x1="2.268cm" svg:y1="3.201cm" svg:x2="2.268cm" svg:y2="3.701cm"><text:p/></draw:line><draw:g draw:style-name="gr13"><draw:line draw:style-name="gr25" draw:text-style-name="P15" svg:x1="0.1cm" svg:y1="3.201cm" svg:x2="4.5cm" svg:y2="3.201cm"><text:p/></draw:line><draw:line draw:style-name="gr25" draw:text-style-name="P15" svg:x1="0.113cm" svg:y1="3.201cm" svg:x2="0.113cm" svg:y2="2.201cm"><text:p/></draw:line><draw:line draw:style-name="gr25" draw:text-style-name="P15" svg:x1="4.513cm" svg:y1="3.201cm" svg:x2="4.513cm" svg:y2="2.201cm"><text:p/></draw:line><draw:line draw:style-name="gr25" draw:text-style-name="P15" svg:x1="0.113cm" svg:y1="2.2cm" svg:x2="0.413cm" svg:y2="1.8cm"><text:p/></draw:line><draw:line draw:style-name="gr25" draw:text-style-name="P15" svg:x1="0.4cm" svg:y1="1.799cm" svg:x2="4.1cm" svg:y2="1.799cm"><text:p/></draw:line><draw:line draw:style-name="gr25" draw:text-style-name="P15" svg:x1="4.113cm" svg:y1="1.8cm" svg:x2="4.513cm" svg:y2="2.2cm"><text:p/></draw:line></draw:g><draw:g draw:style-name="gr13"><draw:line draw:style-name="gr25" draw:text-style-name="P15" svg:x1="6.087cm" svg:y1="10.6cm" svg:x2="10.487cm" svg:y2="10.6cm"><text:p/></draw:line><draw:line draw:style-name="gr25" draw:text-style-name="P15" svg:x1="6.1cm" svg:y1="10.599cm" svg:x2="6.1cm" svg:y2="11.598cm"><text:p/></draw:line><draw:line draw:style-name="gr25" draw:text-style-name="P15" svg:x1="10.5cm" svg:y1="10.599cm" svg:x2="10.5cm" svg:y2="11.598cm"><text:p/></draw:line><draw:line draw:style-name="gr25" draw:text-style-name="P15" svg:x1="6.1cm" svg:y1="11.599cm" svg:x2="6.4cm" svg:y2="11.999cm"><text:p/></draw:line><draw:line draw:style-name="gr25" draw:text-style-name="P15" svg:x1="6.387cm" svg:y1="12.002cm" svg:x2="10.087cm" svg:y2="12.002cm"><text:p/></draw:line><draw:line draw:style-name="gr25" draw:text-style-name="P15" svg:x1="10.1cm" svg:y1="11.999cm" svg:x2="10.5cm" svg:y2="11.599cm"><text:p/></draw:line></draw:g><draw:frame draw:style-name="gr26" draw:text-style-name="P16" svg:width="4.601cm" svg:height="1.502cm" svg:x="0cm" svg:y="1.699cm"><draw:text-box><text:p text:style-name="P13"><text:span text:style-name="T11">Цыкл па</text:span><text:span text:style-name="T11"><text:line-break/></text:span><text:span text:style-name="T11">інтэрфейсах</text:span></text:p></draw:text-box></draw:frame><draw:custom-shape draw:style-name="gr27" draw:text-style-name="P14" svg:width="4.4cm" svg:height="1.401cm" svg:x="0.101cm" svg:y="3.699cm"><text:p text:style-name="P13"><text:span text:style-name="T11">Атрымаць значэнні</text:span><text:span text:style-name="T11"><text:line-break/></text:span><text:span text:style-name="T11">old_txload,</text:span><text:span text:style-name="T11"><text:line-break/></text:span><text:span text:style-name="T11">current_txload</text:span></text:p><draw:enhanced-geometry svg:viewBox="0 0 21600 21600" draw:type="rectangle" draw:enhanced-path="M 0 0 L 21600 0 21600 21600 0 21600 0 0 Z N"/></draw:custom-shape><draw:custom-shape draw:style-name="gr27" draw:text-style-name="P14" svg:width="4.4cm" svg:height="1.401cm" svg:x="0.101cm" svg:y="5.6cm"><text:p text:style-name="P13"><text:span text:style-name="T11">new_txload :=</text:span><text:span text:style-name="T11"><text:line-break/></text:span><text:span text:style-name="T11">(формула 2.2)</text:span></text:p><draw:enhanced-geometry svg:viewBox="0 0 21600 21600" draw:type="rectangle" draw:enhanced-path="M 0 0 L 21600 0 21600 21600 0 21600 0 0 Z N"/></draw:custom-shape><draw:line draw:style-name="gr25" draw:text-style-name="P15" svg:x1="2.268cm" svg:y1="5.101cm" svg:x2="2.268cm" svg:y2="5.601cm"><text:p/></draw:line><draw:line draw:style-name="gr25" draw:text-style-name="P15" svg:x1="2.268cm" svg:y1="7.004cm" svg:x2="2.268cm" svg:y2="7.504cm"><text:p/></draw:line><draw:custom-shape draw:style-name="gr28" draw:text-style-name="P14" svg:width="4.4cm" svg:height="1.401cm" svg:x="0.074cm" svg:y="9.4cm"><text:p text:style-name="P13"><text:span text:style-name="T11">diff &gt; threshol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7" draw:text-style-name="P14" svg:width="4.4cm" svg:height="1.401cm" svg:x="0.101cm" svg:y="7.5cm"><text:p text:style-name="P13"><text:span text:style-name="T11">diff :=</text:span><text:span text:style-name="T11"><text:line-break/></text:span><text:span text:style-name="T11">|new_txload - old_txload|</text:span></text:p><draw:enhanced-geometry svg:viewBox="0 0 21600 21600" draw:type="rectangle" draw:enhanced-path="M 0 0 L 21600 0 21600 21600 0 21600 0 0 Z N"/></draw:custom-shape><draw:line draw:style-name="gr25" draw:text-style-name="P15" svg:x1="2.268cm" svg:y1="8.902cm" svg:x2="2.268cm" svg:y2="9.402cm"><text:p/></draw:line><draw:custom-shape draw:style-name="gr27" draw:text-style-name="P14" svg:width="4.4cm" svg:height="1.401cm" svg:x="0.101cm" svg:y="11.301cm"><text:p text:style-name="P13"><text:span text:style-name="T11">Устанавіць новае</text:span><text:span text:style-name="T11"><text:line-break/></text:span><text:span text:style-name="T11">значэнне нагрузкі</text:span><text:span text:style-name="T11"><text:line-break/></text:span><text:span text:style-name="T11">на інтэрфейсе</text:span></text:p><draw:enhanced-geometry svg:viewBox="0 0 21600 21600" draw:type="rectangle" draw:enhanced-path="M 0 0 L 21600 0 21600 21600 0 21600 0 0 Z N"/></draw:custom-shape><draw:line draw:style-name="gr25" draw:text-style-name="P15" svg:x1="2.268cm" svg:y1="10.802cm" svg:x2="2.268cm" svg:y2="11.302cm"><text:p/></draw:line><draw:line draw:style-name="gr25" draw:text-style-name="P15" svg:x1="2.268cm" svg:y1="12.705cm" svg:x2="2.268cm" svg:y2="13.205cm"><text:p/></draw:line><draw:custom-shape draw:style-name="gr27" draw:text-style-name="P14" svg:width="4.4cm" svg:height="1.401cm" svg:x="0.101cm" svg:y="13.201cm"><text:p text:style-name="P13"><text:span text:style-name="T11">Абнавіць</text:span><text:span text:style-name="T11"><text:line-break/></text:span><text:span text:style-name="T11">тапалогію сеткі</text:span><text:span text:style-name="T11"><text:line-break/></text:span><text:span text:style-name="T11">на маршрутызатары</text:span></text:p><draw:enhanced-geometry svg:viewBox="0 0 21600 21600" draw:type="rectangle" draw:enhanced-path="M 0 0 L 21600 0 21600 21600 0 21600 0 0 Z N"/></draw:custom-shape><draw:frame draw:style-name="gr29" draw:text-style-name="P18" svg:width="1.184cm" svg:height="0.761cm" svg:x="2.6cm" svg:y="10.59cm"><draw:text-box><text:p text:style-name="P17"><text:span text:style-name="T11">Так</text:span></text:p></draw:text-box></draw:frame><draw:custom-shape draw:style-name="gr30" draw:text-style-name="P14" svg:width="4.4cm" svg:height="1.401cm" svg:x="0.101cm" svg:y="15.099cm"><text:p text:style-name="P13"><text:span text:style-name="T11">Вывесці</text:span><text:span text:style-name="T11"><text:line-break/></text:span><text:span text:style-name="T11">паведамленне</text:span><text:span text:style-name="T11"><text:line-break/></text:span><text:span text:style-name="T11">аб абнаўленні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25" draw:text-style-name="P15" svg:x1="2.268cm" svg:y1="14.603cm" svg:x2="2.268cm" svg:y2="15.103cm"><text:p/></draw:line><draw:line draw:style-name="gr31" draw:text-style-name="P19" svg:x1="4.4cm" svg:y1="10.099cm" svg:x2="8.3cm" svg:y2="10.099cm"><text:p/></draw:line><draw:line draw:style-name="gr25" draw:text-style-name="P15" svg:x1="8.294cm" svg:y1="10.102cm" svg:x2="8.294cm" svg:y2="10.602cm"><text:p/></draw:line><draw:frame draw:style-name="gr32" draw:text-style-name="P18" svg:width="1.027cm" svg:height="0.761cm" svg:x="4.734cm" svg:y="9.391cm"><draw:text-box><text:p text:style-name="P17"><text:span text:style-name="T11">Не</text:span></text:p></draw:text-box></draw:frame><draw:frame draw:style-name="gr33" draw:text-style-name="P16" svg:width="4.599cm" svg:height="1.735cm" svg:x="6.001cm" svg:y="10.382cm"><draw:text-box><text:p text:style-name="P13"><text:span text:style-name="T11">Пераход да</text:span><text:span text:style-name="T11"><text:line-break/></text:span><text:span text:style-name="T11">наступнага</text:span><text:span text:style-name="T11"><text:line-break/></text:span><text:span text:style-name="T11">інтэрфейса</text:span></text:p></draw:text-box></draw:frame><draw:line draw:style-name="gr31" draw:text-style-name="P19" svg:x1="8.278cm" svg:y1="12.002cm" svg:x2="8.3cm" svg:y2="17.002cm"><text:p/></draw:line><draw:line draw:style-name="gr31" draw:text-style-name="P19" svg:x1="8.3cm" svg:y1="17cm" svg:x2="2.3cm" svg:y2="17cm"><text:p/></draw:line><draw:line draw:style-name="gr25" draw:text-style-name="P15" svg:x1="2.268cm" svg:y1="16.503cm" svg:x2="2.268cm" svg:y2="17.003cm"><text:p/></draw:line><draw:line draw:style-name="gr25" draw:text-style-name="P15" svg:x1="2.268cm" svg:y1="17.003cm" svg:x2="2.268cm" svg:y2="17.503cm"><text:p/></draw:line><draw:custom-shape draw:style-name="gr34" draw:text-style-name="P14" svg:width="4.4cm" svg:height="1.174cm" svg:x="0.076cm" svg:y="17.5cm"><text:p text:style-name="P13"><text:span text:style-name="T11">Ка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Times New Roman3" svg:font-family="'Times New Roman'"/>
    <style:font-face style:name="Calibri" svg:font-family="Calibri" style:font-family-generic="roman"/>
    <style:font-face style:name="ISOCPEUR" svg:font-family="ISOCPEUR" style:font-family-generic="roman"/>
    <style:font-face style:name="Liberation Sans1" svg:font-family="'Liberation San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4" svg:font-family="'Times New Roman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5" style:font-family-asian="'Times New Roman'" style:font-family-generic-asian="system" style:font-pitch-asian="variable" style:font-size-asian="14pt" style:language-asian="ru" style:country-asian="RU" style:font-style-asian="italic" style:font-name-complex="Times New Roman5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7</meta:editing-cycles>
    <meta:creation-date>2020-05-29T13:01:00</meta:creation-date>
    <dc:date>2020-06-07T18:53:40.911083929</dc:date>
    <meta:editing-duration>PT1H45M16S</meta:editing-duration>
    <meta:generator>LibreOffice/6.1.5.2$Linux_X86_64 LibreOffice_project/10$Build-2</meta:generator>
    <meta:document-statistic meta:table-count="0" meta:image-count="0" meta:object-count="0" meta:page-count="1" meta:paragraph-count="2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